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 crucial correction to the logic of that argument (internal consistency) and demonstrates a substantively different and improved accounting of the empirical relationship between mass media and civil war (internal and external validity).</text:p>
      <text:p text:style-name="Text_20_body">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other things equal,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 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 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p text:style-name="Text_20_body">But 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draw:frame draw:name="img1" svg:width="0pt" svg:height="0pt"><draw:image xlink:href="Pictures/0.pdf" xlink:type="simple" xlink:show="embed" xlink:actuate="onLoad"/></draw:frame></text:p>
      <text:p text:style-name="Text_20_body">While Warren’s article is an original and important study which presents numerous and convincing robustness checks for its main finding, the internal consistency of the argument suffers from two crucial oversights. First, while there are increasing marginal returns to the production of normative influence in the context of <text:span text:style-name="T7">mass</text:span><text:span text:style-name="T8"> </text:span><text:span text:style-name="T9">communications,</text:span> there is not a linear, one-to-one relationship between a country’s mass media density and its capacity for mass communications, as implied by Warren’s theory and measurements. When only a very small proportion of the population has access to mass media technologies, the mere presence of some of those technologies does not imply the presence of a mass communications system at merely low levels; it reflects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 Rather, mass media density only captures the reach of mass communications within a country after mass media technologies becom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473 and p = 0.1, respectively). See the Appendix for details.</text:p></text:note-body></text:note></text:p>
      <text:p text:style-name="Text_20_body">Second,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First, it is increasingly urgent as the state becomes nearer to consolidating its normative domination via mass communications and therefore significantly less vulnerable to insurgency, and second,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p text:style-name="Text_20_body">Thus, this research note advances a different theory of the relationship between mass media technology and civil war. Specifically,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theory explains the empirical record better than Warren’s highly parsimonious theory, I pursue a strategy of increasing causal leverage relative to the original analyses (King, Keohane, and Verba 1994, 30). First, I deduce different and more numerous observable implications for my theory, which provide more numerous opportunities for falsification. Second, I increase data-set observations by extending the original sample.(Brady and Collier 2010, 184; King, Keohane, and Verba 1994, 30).</text:p>
      <text:p text:style-name="Text_20_body">%%%% Front-load emmpirical findings here</text:p>
      <text:p text:style-name="Text_20_body">%%%% Sketch importance and implications here</text:p>
      <text:p text:style-name="Text_20_body">%%%% Outline the rest of the article here</text:p>
      <text:h text:style-name="Heading_20_1" text:outline-level="1">Review Warren, situated by Deutsche and Anderson</text:h>
      <text:h text:style-name="Heading_20_1" text:outline-level="1">Theory</text:h>
      <text:list text:style-name="L1">
        <text:list-item>
          <text:p text:style-name="P1">observable implication 1: differenced mdi in lowest subset –&gt; civil war</text:p>
        </text:list-item>
        <text:list-item>
          <text:p text:style-name="P1">observable implication 2: tv and newspapers larger effect in lowest subset</text:p>
        </text:list-item>
        <text:list-item>
          <text:p text:style-name="P1">observable implication 3: civil war more likely after 1945 than before</text:p>
        </text:list-item>
      </text:list>
      <text:h text:style-name="Heading_20_1" text:outline-level="1">Analysis</text:h>
      <text:p text:style-name="First_20_paragraph"><draw:frame draw:name="img2" svg:width="0pt" svg:height="0pt"><draw:image xlink:href="Pictures/1.pdf" xlink:type="simple" xlink:show="embed" xlink:actuate="onLoad"/></draw:frame></text:p>
      <text:p text:style-name="Text_20_body"><draw:frame draw:name="img3" svg:width="0pt" svg:height="0pt"><draw:image xlink:href="Pictures/2.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22, p-value = 0.7473 alternative hypothesis: stationarity</text:p>
      <text:p text:style-name="P4">Pesaran's CIPS test for unit roots</text:p>
      <text:p text:style-name="First_20_paragraph">data: unit$mdi CIPS test = -2.064, lag order = 2, p-value = 0.1 alternative hypothesis: Stationarity</text:p>
      <text:h text:style-name="Heading_20_1" text:outline-level="1">References</text:h>
      <text:p text:style-name="First_20_paragraph"> </text:p>
      <text:p text:style-name="Text_20_body">Brady, Henry E, and David Collier. 2010. <text:span text:style-name="T37">Rethinking</text:span><text:span text:style-name="T38"> </text:span><text:span text:style-name="T39">Social</text:span><text:span text:style-name="T40"> </text:span><text:span text:style-name="T41">Inquiry</text:span><text:span text:style-name="T42">:</text:span><text:span text:style-name="T43"> </text:span><text:span text:style-name="T44">Diverse</text:span><text:span text:style-name="T45"> </text:span><text:span text:style-name="T46">Tools</text:span><text:span text:style-name="T47">,</text:span><text:span text:style-name="T48"> </text:span><text:span text:style-name="T49">Shared</text:span><text:span text:style-name="T50"> </text:span><text:span text:style-name="T51">Standards</text:span>. Lanham: Rowman &amp; Littlefield. <text:a xlink:type="simple" xlink:href="http://books.google.co.uk/books?id=djovjEXZYccC" office:name=""><text:span text:style-name="Definition">http://books.google.co.uk/books?id=djovjEXZYccC</text:span></text:a>.</text:p>
      <text:p text:style-name="Text_20_body">Im, Kyung So, M Hashem Pesaran, and Yongcheol Shin. 2003. “Testing for Unit Roots in Heterogeneous Panels.” <text:span text:style-name="T52">Journal</text:span><text:span text:style-name="T53"> </text:span><text:span text:style-name="T54">of</text:span><text:span text:style-name="T55"> </text:span><text:span text:style-name="T56">Econometrics</text:span> 115(1): 53–74. <text:a xlink:type="simple" xlink:href="http://linkinghub.elsevier.com/retrieve/pii/S0304407603000927" office:name=""><text:span text:style-name="Definition">http://linkinghub.elsevier.com/retrieve/pii/S0304407603000927</text:span></text:a>.</text:p>
      <text:p text:style-name="Text_20_body">King, G, R O Keohane, and S Verba. 1994. <text:span text:style-name="T57">Designing</text:span><text:span text:style-name="T58"> </text:span><text:span text:style-name="T59">Social</text:span><text:span text:style-name="T60"> </text:span><text:span text:style-name="T61">Inquiry</text:span><text:span text:style-name="T62">:</text:span><text:span text:style-name="T63"> </text:span><text:span text:style-name="T64">Scientific</text:span><text:span text:style-name="T65"> </text:span><text:span text:style-name="T66">Inference</text:span><text:span text:style-name="T67"> </text:span><text:span text:style-name="T68">in</text:span><text:span text:style-name="T69"> </text:span><text:span text:style-name="T70">Qualitative</text:span><text:span text:style-name="T71"> </text:span><text:span text:style-name="T72">Research</text:span>. Princeton University Press. <text:a xlink:type="simple" xlink:href="http://books.google.com/books?id=A7VFF-JR3b8C" office:name=""><text:span text:style-name="Definition">http://books.google.com/books?id=A7VFF-JR3b8C</text:span></text:a>.</text:p>
      <text:p text:style-name="Text_20_body">Levin, Andrew, Chien-Fu Lin, and Chia-Shang James Chu. 2002. “Unit Root Tests in Panel Data: Asymptotic and Finite-Sample Properties.” <text:span text:style-name="T73">Journal</text:span><text:span text:style-name="T74"> </text:span><text:span text:style-name="T75">of</text:span><text:span text:style-name="T76"> </text:span><text:span text:style-name="T77">Econometrics</text:span> 108(1): 1–24. <text:a xlink:type="simple" xlink:href="http://linkinghub.elsevier.com/retrieve/pii/S0304407601000987" office:name=""><text:span text:style-name="Definition">http://linkinghub.elsevier.com/retrieve/pii/S030440760100098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